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1" svg:font-family="'Noto Serif'" style:font-charset="x-symbol"/>
    <style:font-face style:name="Times New Roman" svg:font-family="'Times New Roman'" style:font-charset="x-symbol"/>
    <style:font-face style:name="Noto Serif2" svg:font-family="'Noto Serif'" style:font-family-generic="roman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3" svg:font-family="'Noto Sans'" style:font-family-generic="swiss"/>
    <style:font-face style:name="Tahoma1" svg:font-family="Tahoma" style:font-family-generic="swiss"/>
    <style:font-face style:name="Tahoma" svg:font-family="Tahoma" style:font-family-generic="system"/>
    <style:font-face style:name="Noto Serif3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" svg:font-family="'Noto Sans'" style:font-adornments="Light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Book_20_Publisher">
      <style:text-properties officeooo:paragraph-rsid="000bf273"/>
    </style:style>
    <style:style style:name="P2" style:family="paragraph" style:parent-style-name="Book_20_Title" style:master-page-name="First_20_Page">
      <style:paragraph-properties style:page-number="auto"/>
      <style:text-properties officeooo:paragraph-rsid="000bf273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6817e86"/>
    </style:style>
    <style:style style:name="T2" style:family="text">
      <style:text-properties style:font-name="Noto Sans1" fo:font-size="16pt" officeooo:rsid="00adff41"/>
    </style:style>
    <style:style style:name="T3" style:family="text">
      <style:text-properties style:font-name="Noto Sans1" fo:font-size="16pt" officeooo:rsid="0090a85d"/>
    </style:style>
    <style:style style:name="T4" style:family="text">
      <style:text-properties officeooo:rsid="00ac346c"/>
    </style:style>
    <style:style style:name="T5" style:family="text">
      <style:text-properties fo:font-size="16pt" officeooo:rsid="0091a0ef" style:font-size-asian="16pt" style:font-size-complex="16pt"/>
    </style:style>
    <style:style style:name="T6" style:family="text">
      <style:text-properties fo:font-size="16pt" officeooo:rsid="00c71176" style:font-size-asian="16pt" style:font-size-complex="16pt"/>
    </style:style>
    <style:style style:name="T7" style:family="text">
      <style:text-properties fo:font-size="16pt" officeooo:rsid="0090a85d" style:font-size-asian="16pt" style:font-size-complex="16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2" style:font-size-asian="12pt" style:language-asian="none" style:country-asian="none" style:font-style-asian="normal" style:font-weight-asian="normal" style:font-name-complex="Tahoma2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itle/><office:annotation><dc:creator>David Snow</dc:creator><dc:date>2020-08-18T18:04:12.443206318</dc:date><meta:creator-initials>DWS</meta:creator-initials><text:p text:style-name="P3"><text:span text:style-name="T8">Be sure to input fields: Title </text:span></text:p><text:p text:style-name="P3"><text:span text:style-name="T8">Edit as required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1" svg:font-family="'Noto Serif'" style:font-charset="x-symbol"/>
    <style:font-face style:name="Times New Roman" svg:font-family="'Times New Roman'" style:font-charset="x-symbol"/>
    <style:font-face style:name="Noto Serif2" svg:font-family="'Noto Serif'" style:font-family-generic="roman" style:font-charset="x-symbol"/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3" svg:font-family="'Noto Sans'" style:font-family-generic="swiss"/>
    <style:font-face style:name="Tahoma1" svg:font-family="Tahoma" style:font-family-generic="swiss"/>
    <style:font-face style:name="Tahoma" svg:font-family="Tahoma" style:font-family-generic="system"/>
    <style:font-face style:name="Noto Serif3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Condensed" style:font-family-generic="swiss" style:font-pitch="variable"/>
    <style:font-face style:name="Noto Sans" svg:font-family="'Noto Sans'" style:font-adornments="Light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3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3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2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2" fo:font-family="'Noto Sans'" style:font-style-name="Bold" style:font-family-generic="swiss" style:font-pitch="variable" fo:font-size="24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font-weight="bold"/>
    </style:style>
    <style:style style:name="Book_20_SubTitle" style:display-name="Book SubTitle" style:family="paragraph" style:parent-style-name="Centre">
      <style:text-properties style:use-window-font-color="true" loext:opacity="0%" style:font-name="Noto Sans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Copyright"/>
    <style:master-page style:name="Copyright" style:page-layout-name="Mpm3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4:56:55.552423007</meta:creation-date>
    <dc:date>2020-12-01T14:45:54.691306143</dc:date>
    <dc:creator>David Snow</dc:creator>
    <meta:editing-duration>PT1M2S</meta:editing-duration>
    <meta:editing-cycles>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" meta:word-count="1" meta:character-count="1" meta:non-whitespace-character-count="1"/>
  </office:meta>
</office:document-meta>
</file>